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in" style:contextual-spacing="false"/>
      <style:text-properties officeooo:paragraph-rsid="00156542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56542"/>
    </style:style>
    <style:style style:name="P3" style:family="paragraph" style:parent-style-name="Text_20_body">
      <style:paragraph-properties fo:margin-top="0in" fo:margin-bottom="0.1598in" style:contextual-spacing="false"/>
      <style:text-properties officeooo:paragraph-rsid="00156542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Preformatted_20_Text">
      <style:paragraph-properties fo:margin-top="0in" fo:margin-bottom="0.1965in" style:contextual-spacing="false" fo:padding="0in" fo:border="none"/>
    </style:style>
    <style:style style:name="P9" style:family="paragraph" style:parent-style-name="Preformatted_20_Text">
      <style:paragraph-properties fo:padding="0in" fo:border="none"/>
    </style:style>
    <style:style style:name="P10" style:family="paragraph" style:parent-style-name="Heading_20_1">
      <style:paragraph-properties fo:margin-top="0in" fo:margin-bottom="0in" style:contextual-spacing="false" fo:break-before="page"/>
      <style:text-properties officeooo:paragraph-rsid="00156542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0156542"/>
    </style:style>
    <style:style style:name="P12" style:family="paragraph" style:parent-style-name="Heading_20_1">
      <style:paragraph-properties fo:break-before="page"/>
      <style:text-properties officeooo:paragraph-rsid="00156542"/>
    </style:style>
    <style:style style:name="P1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56542" style:font-style-asian="italic" style:font-weight-asian="bold" style:font-style-complex="italic" style:font-weight-complex="bold"/>
    </style:style>
    <style:style style:name="T7" style:family="text">
      <style:text-properties officeooo:rsid="001565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60. Apply Operations to an Array</text:h>
      <text:p text:style-name="P5">You are given a <text:span text:style-name="Strong_20_Emphasis"><text:span text:style-name="T1">0-indexed</text:span></text:span> array <text:span text:style-name="Source_20_Text"><text:span text:style-name="T2">nums</text:span></text:span> of size <text:span text:style-name="Source_20_Text"><text:span text:style-name="T2">n</text:span></text:span> consisting of <text:span text:style-name="Strong_20_Emphasis"><text:span text:style-name="T1">non-negative</text:span></text:span> integers.</text:p>
      <text:p text:style-name="P5">You need to apply <text:span text:style-name="Source_20_Text"><text:span text:style-name="T2">n - 1</text:span></text:span> operations to this array where, in the <text:span text:style-name="Source_20_Text"><text:span text:style-name="T2">i</text:span></text:span><text:span text:style-name="Source_20_Text"><text:span text:style-name="T1">th</text:span></text:span> operation (<text:span text:style-name="Strong_20_Emphasis"><text:span text:style-name="T1">0-indexed</text:span></text:span>), you will apply the following on the <text:span text:style-name="Source_20_Text"><text:span text:style-name="T2">i</text:span></text:span><text:span text:style-name="Source_20_Text"><text:span text:style-name="T1">th</text:span></text:span> element of <text:span text:style-name="Source_20_Text"><text:span text:style-name="T2">nums</text:span></text:span>:</text:p>
      <text:list text:style-name="L1">
        <text:list-item>
          <text:p text:style-name="P13">If <text:span text:style-name="Source_20_Text"><text:span text:style-name="T2">nums[i] == nums[i + 1]</text:span></text:span>, then multiply <text:span text:style-name="Source_20_Text"><text:span text:style-name="T2">nums[i]</text:span></text:span> by <text:span text:style-name="Source_20_Text"><text:span text:style-name="T2">2</text:span></text:span> and set <text:span text:style-name="Source_20_Text"><text:span text:style-name="T2">nums[i + 1]</text:span></text:span> to <text:span text:style-name="Source_20_Text"><text:span text:style-name="T2">0</text:span></text:span>. Otherwise, you skip this operation.</text:p>
        </text:list-item>
      </text:list>
      <text:p text:style-name="P5">After performing <text:span text:style-name="Strong_20_Emphasis"><text:span text:style-name="T1">all</text:span></text:span> the operations, <text:span text:style-name="Strong_20_Emphasis"><text:span text:style-name="T1">shift</text:span></text:span> all the <text:span text:style-name="Source_20_Text"><text:span text:style-name="T2">0</text:span></text:span>'s to the <text:span text:style-name="Strong_20_Emphasis"><text:span text:style-name="T1">end</text:span></text:span> of the array.</text:p>
      <text:list text:style-name="L2">
        <text:list-item>
          <text:p text:style-name="P14">For example, the array <text:span text:style-name="Source_20_Text"><text:span text:style-name="T2">[1,0,2,0,0,1]</text:span></text:span> after shifting all its <text:span text:style-name="Source_20_Text"><text:span text:style-name="T2">0</text:span></text:span>'s to the end, is <text:span text:style-name="Source_20_Text"><text:span text:style-name="T2">[1,2,1,0,0,0]</text:span></text:span>.</text:p>
        </text:list-item>
      </text:list>
      <text:p text:style-name="P5">Return <text:span text:style-name="Emphasis"><text:span text:style-name="T1">the resulting array</text:span></text:span>.</text:p>
      <text:p text:style-name="P5"><text:span text:style-name="Strong_20_Emphasis"><text:span text:style-name="T1">Note</text:span></text:span> that the operations are applied <text:span text:style-name="Strong_20_Emphasis"><text:span text:style-name="T1">sequentially</text:span></text:span>, not all at once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1,2,2,1,1,0]</text:p>
      <text:p text:style-name="P4"><text:span text:style-name="Strong_20_Emphasis"><text:span text:style-name="T1">Output:</text:span></text:span> [1,4,2,0,0,0]</text:p>
      <text:p text:style-name="P4"><text:span text:style-name="Strong_20_Emphasis"><text:span text:style-name="T1">Explanation:</text:span></text:span> We do the following operations:</text:p>
      <text:p text:style-name="P9">- i = 0: nums[0] and nums[1] are not equal, so we skip this operation.</text:p>
      <text:p text:style-name="P4">- i = 1: nums[1] and nums[2] are equal, we multiply nums[1] by 2 and change nums[2] to 0. The array becomes [1,<text:span text:style-name="Strong_20_Emphasis"><text:span text:style-name="T3">4</text:span></text:span>,<text:span text:style-name="Strong_20_Emphasis"><text:span text:style-name="T3">0</text:span></text:span>,1,1,0].</text:p>
      <text:p text:style-name="P9">- i = 2: nums[2] and nums[3] are not equal, so we skip this operation.</text:p>
      <text:p text:style-name="P4">- i = 3: nums[3] and nums[4] are equal, we multiply nums[3] by 2 and change nums[4] to 0. The array becomes [1,4,0,<text:span text:style-name="Strong_20_Emphasis"><text:span text:style-name="T3">2</text:span></text:span>,<text:span text:style-name="Strong_20_Emphasis"><text:span text:style-name="T3">0</text:span></text:span>,0].</text:p>
      <text:p text:style-name="P4">- i = 4: nums[4] and nums[5] are equal, we multiply nums[4] by 2 and change nums[5] to 0. The array becomes [1,4,0,2,<text:span text:style-name="Strong_20_Emphasis"><text:span text:style-name="T3">0</text:span></text:span>,<text:span text:style-name="Strong_20_Emphasis"><text:span text:style-name="T3">0</text:span></text:span>].</text:p>
      <text:p text:style-name="P8">After that, we shift the 0's to the end, which gives the array [1,4,2,0,0,0].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0,1]</text:p>
      <text:p text:style-name="P4"><text:span text:style-name="Strong_20_Emphasis"><text:span text:style-name="T1">Output:</text:span></text:span> [1,0]</text:p>
      <text:p text:style-name="P6"><text:span text:style-name="Strong_20_Emphasis"><text:span text:style-name="T1">Explanation:</text:span></text:span> No operation can be applied, we just shift the 0 to the end.</text:p>
      <text:p text:style-name="P5"> </text:p>
      <text:p text:style-name="P5"><text:span text:style-name="Strong_20_Emphasis"><text:span text:style-name="T1">Constraints:</text:span></text:span></text:p>
      <text:list text:style-name="L3">
        <text:list-item>
          <text:p text:style-name="P15"><text:span text:style-name="Source_20_Text"><text:span text:style-name="T2">2 &lt;= nums.length &lt;= 2000</text:span></text:span></text:p>
        </text:list-item>
        <text:list-item>
          <text:p text:style-name="P16"><text:span text:style-name="Source_20_Text"><text:span text:style-name="T2">0 &lt;= nums[i] &lt;= 1000</text:span></text:span></text:p>
        </text:list-item>
      </text:list>
      <text:p text:style-name="Text_20_body"/>
      <text:h text:style-name="P10" text:outline-level="1">2460. Apply Operations to an Array</text:h>
      <text:h text:style-name="P1" text:outline-level="3"><text:bookmark text:name="overview"/>Overview</text:h>
      <text:p text:style-name="P7">We are given an integer array <text:span text:style-name="Source_20_Text"><text:span text:style-name="T1">nums</text:span></text:span> consisting of <text:span text:style-name="Source_20_Text"><text:span text:style-name="T1">n</text:span></text:span> non-negative integers. We must iterate through the array, one step at a time, checking each pair of adjacent numbers starting from the first element:</text:p>
      <text:list text:style-name="L4">
        <text:list-item>
          <text:p text:style-name="P17">If two neighboring numbers are the same, we double the first number and turn the second one into 0.</text:p>
        </text:list-item>
        <text:list-item>
          <text:p text:style-name="P17">If they are different, we leave them as they are.</text:p>
        </text:list-item>
      </text:list>
      <text:p text:style-name="P5">We repeat this process from left to right, one pair at a time. Finally, we must move all <text:span text:style-name="Source_20_Text"><text:span text:style-name="T1">0</text:span></text:span>s to the end of the array while preserving the order of non-zero elements and return the resulting array.</text:p>
      <text:p text:style-name="P5">Because of the smaller constraints on the size of <text:span text:style-name="Source_20_Text"><text:span text:style-name="T1">nums</text:span></text:span> (<text:span text:style-name="Source_20_Text"><text:span text:style-name="T1">n ≤ 2000</text:span></text:span>), we can start from a brute force approach that simulates the rules mentioned in the problem and then think of further optimizing the approach.</text:p>
      <text:h text:style-name="P11" text:outline-level="1">2460. Apply Operations to an Array</text:h>
      <text:p text:style-name="P2">/*</text:p>
      <text:p text:style-name="P2"><text:s text:c="4"/><text:span text:style-name="T5">Two passes: Simulation+fill answer</text:span></text:p>
      <text:p text:style-name="P2"><text:s text:c="4"/>Time complexity: O(n)</text:p>
      <text:p text:style-name="P2"><text:s text:c="4"/>Space complexity: O(n)</text:p>
      <text:p text:style-name="P2">*/</text:p>
      <text:p text:style-name="P2">class Solution {</text:p>
      <text:p text:style-name="P2">public:</text:p>
      <text:p text:style-name="P2"><text:s text:c="4"/>std::vector&lt;int&gt; applyOperations(std::vector&lt;int&gt;&amp; nums) {</text:p>
      <text:p text:style-name="P2"><text:s text:c="8"/>int n=nums.size();</text:p>
      <text:p text:style-name="P2"><text:s text:c="9"/><text:span text:style-name="T5">// </text:span><text:span text:style-name="T6">Pass#1: Simulate the process</text:span><text:span text:style-name="T7"> </text:span></text:p>
      <text:p text:style-name="P2"><text:s text:c="8"/>for(int i=0;i&lt;n-1;++i){</text:p>
      <text:p text:style-name="P2"><text:s text:c="12"/>if(nums[i]==nums[i+1]){</text:p>
      <text:p text:style-name="P2"><text:s text:c="16"/>nums[i]=2*nums[i];</text:p>
      <text:p text:style-name="P2"><text:s text:c="16"/>nums[i+1]=0;</text:p>
      <text:p text:style-name="P2"><text:s text:c="12"/>}</text:p>
      <text:p text:style-name="P2"><text:s text:c="8"/>}</text:p>
      <text:p text:style-name="P2"><text:s text:c="7"/><text:span text:style-name="T5">// </text:span><text:span text:style-name="T6">Pass#2: Fill the answer array</text:span></text:p>
      <text:p text:style-name="P2"><text:s text:c="7"/>std::vector&lt;int&gt; ans(n);</text:p>
      <text:p text:style-name="P2"><text:s text:c="8"/>int l=0,r=n-1;</text:p>
      <text:p text:style-name="P2"><text:s text:c="8"/>for(int i=0;i&lt;n;++i){</text:p>
      <text:p text:style-name="P2"><text:s text:c="12"/>if(nums[i]==0) ans[r--]=0;</text:p>
      <text:p text:style-name="P2"><text:s text:c="12"/>else ans[l++]=nums[i];</text:p>
      <text:p text:style-name="P2"><text:s text:c="8"/>}</text:p>
      <text:p text:style-name="P2"><text:s text:c="8"/>return ans;</text:p>
      <text:p text:style-name="P2"><text:s text:c="4"/>}</text:p>
      <text:p text:style-name="P2">};</text:p>
      <text:h text:style-name="P12" text:outline-level="1">2460. Apply Operations to an Array</text:h>
      <text:p text:style-name="P2">/*</text:p>
      <text:p text:style-name="P2"><text:s text:c="4"/><text:span text:style-name="T5">One pass: read/write pointers (in place)</text:span></text:p>
      <text:p text:style-name="P2"><text:s text:c="4"/>Time complexity: O(n)</text:p>
      <text:p text:style-name="P2"><text:s text:c="4"/>Space complexity: O(1)</text:p>
      <text:p text:style-name="P2">*/</text:p>
      <text:p text:style-name="P2">class Solution {</text:p>
      <text:p text:style-name="P2"><text:s text:c="4"/>public:</text:p>
      <text:p text:style-name="P2"><text:s text:c="8"/>std::vector&lt;int&gt; applyOperations(std::vector&lt;int&gt;&amp; nums) {</text:p>
      <text:p text:style-name="P2"><text:s text:c="12"/>int n=nums.size();</text:p>
      <text:p text:style-name="P2"><text:s text:c="12"/>int w=0;</text:p>
      <text:p text:style-name="P2"><text:s text:c="12"/>for(int r=0;r&lt;n;++r){</text:p>
      <text:p text:style-name="P2"><text:s text:c="16"/>if(r&lt;n-1 &amp;&amp; nums[r]==nums[r+1]){</text:p>
      <text:p text:style-name="P2"><text:s text:c="20"/>nums[r]=2*nums[r];</text:p>
      <text:p text:style-name="P2"><text:s text:c="20"/>nums[r+1]=0;</text:p>
      <text:p text:style-name="P3"><text:s text:c="16"/>}</text:p>
      <text:p text:style-name="P2"><text:s text:c="16"/>if(nums[r]!=0){</text:p>
      <text:p text:style-name="P2"><text:s text:c="20"/>if(r!=w) std::swap(nums[r],nums[w]);</text:p>
      <text:p text:style-name="P2"><text:s text:c="20"/>w++;</text:p>
      <text:p text:style-name="P2"><text:s text:c="16"/>}</text:p>
      <text:p text:style-name="P2"><text:s text:c="12"/>}</text:p>
      <text:p text:style-name="P2"/>
      <text:p text:style-name="P2"><text:s text:c="12"/>return nums;</text:p>
      <text:p text:style-name="P2"><text:s text:c="8"/>}</text:p>
      <text:p text:style-name="P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2:50:32.058818049</meta:creation-date>
    <dc:date>2025-03-01T23:28:19.480424834</dc:date>
    <meta:editing-duration>PT7M13S</meta:editing-duration>
    <meta:editing-cycles>4</meta:editing-cycles>
    <meta:generator>LibreOffice/24.2.7.2$Linux_X86_64 LibreOffice_project/420$Build-2</meta:generator>
    <meta:print-date>2025-03-01T23:28:07.290423104</meta:print-date>
    <meta:printed-by>PDF files</meta:printed-by>
    <meta:document-statistic meta:table-count="0" meta:image-count="0" meta:object-count="0" meta:page-count="3" meta:paragraph-count="86" meta:word-count="539" meta:character-count="3582" meta:non-whitespace-character-count="2715"/>
  </office:meta>
</office:document-meta>
</file>